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spreadsheet>
      <table:table table:name="Data">
        <table:table-row>
          <table:table-cell>
            <text:p>ID</text:p>
          </table:table-cell>
          <table:table-cell>
            <text:p>Name</text:p>
          </table:table-cell>
          <table:table-cell>
            <text:p>Email</text:p>
          </table:table-cell>
          <table:table-cell>
            <text:p>Department</text:p>
          </table:table-cell>
          <table:table-cell>
            <text:p>Salary</text:p>
          </table:table-cell>
          <table:table-cell>
            <text:p>Start Date</text:p>
          </table:table-cell>
        </table:table-row>
        <table:table-row>
          <table:table-cell>
            <text:p>1</text:p>
          </table:table-cell>
          <table:table-cell>
            <text:p>Alice</text:p>
          </table:table-cell>
          <table:table-cell>
            <text:p>alice@ex.com</text:p>
          </table:table-cell>
          <table:table-cell>
            <text:p>Engineering</text:p>
          </table:table-cell>
          <table:table-cell>
            <text:p>95000</text:p>
          </table:table-cell>
          <table:table-cell>
            <text:p>2022-03-15</text:p>
          </table:table-cell>
        </table:table-row>
        <table:table-row>
          <table:table-cell>
            <text:p>2</text:p>
          </table:table-cell>
          <table:table-cell>
            <text:p>Bob</text:p>
          </table:table-cell>
          <table:table-cell>
            <text:p>bob@ex.com</text:p>
          </table:table-cell>
          <table:table-cell>
            <text:p>Design</text:p>
          </table:table-cell>
          <table:table-cell>
            <text:p>82000</text:p>
          </table:table-cell>
          <table:table-cell>
            <text:p>2021-07-01</text:p>
          </table:table-cell>
        </table:table-row>
        <table:table-row>
          <table:table-cell>
            <text:p>3</text:p>
          </table:table-cell>
          <table:table-cell>
            <text:p>Charlie</text:p>
          </table:table-cell>
          <table:table-cell>
            <text:p>charlie@ex.com</text:p>
          </table:table-cell>
          <table:table-cell>
            <text:p>Marketing</text:p>
          </table:table-cell>
          <table:table-cell>
            <text:p>78000</text:p>
          </table:table-cell>
          <table:table-cell>
            <text:p>2023-01-10</text:p>
          </table:table-cell>
        </table:table-row>
        <table:table-row>
          <table:table-cell>
            <text:p>4</text:p>
          </table:table-cell>
          <table:table-cell>
            <text:p>Diana</text:p>
          </table:table-cell>
          <table:table-cell>
            <text:p>diana@ex.com</text:p>
          </table:table-cell>
          <table:table-cell>
            <text:p>Engineering</text:p>
          </table:table-cell>
          <table:table-cell>
            <text:p>102000</text:p>
          </table:table-cell>
          <table:table-cell>
            <text:p>2020-06-20</text:p>
          </table:table-cell>
        </table:table-row>
        <table:table-row>
          <table:table-cell>
            <text:p>5</text:p>
          </table:table-cell>
          <table:table-cell>
            <text:p>Eve</text:p>
          </table:table-cell>
          <table:table-cell>
            <text:p>eve@ex.com</text:p>
          </table:table-cell>
          <table:table-cell>
            <text:p>Sales</text:p>
          </table:table-cell>
          <table:table-cell>
            <text:p>88000</text:p>
          </table:table-cell>
          <table:table-cell>
            <text:p>2022-11-05</text:p>
          </table:table-cell>
        </table:table-row>
        <table:table-row>
          <table:table-cell>
            <text:p>6</text:p>
          </table:table-cell>
          <table:table-cell>
            <text:p>Frank</text:p>
          </table:table-cell>
          <table:table-cell>
            <text:p>frank@ex.com</text:p>
          </table:table-cell>
          <table:table-cell>
            <text:p>Engineering</text:p>
          </table:table-cell>
          <table:table-cell>
            <text:p>97000</text:p>
          </table:table-cell>
          <table:table-cell>
            <text:p>2021-09-12</text:p>
          </table:table-cell>
        </table:table-row>
        <table:table-row>
          <table:table-cell>
            <text:p>7</text:p>
          </table:table-cell>
          <table:table-cell>
            <text:p>Grace</text:p>
          </table:table-cell>
          <table:table-cell>
            <text:p>grace@ex.com</text:p>
          </table:table-cell>
          <table:table-cell>
            <text:p>Design</text:p>
          </table:table-cell>
          <table:table-cell>
            <text:p>85000</text:p>
          </table:table-cell>
          <table:table-cell>
            <text:p>2023-04-01</text:p>
          </table:table-cell>
        </table:table-row>
        <table:table-row>
          <table:table-cell>
            <text:p>8</text:p>
          </table:table-cell>
          <table:table-cell>
            <text:p>Henry</text:p>
          </table:table-cell>
          <table:table-cell>
            <text:p>henry@ex.com</text:p>
          </table:table-cell>
          <table:table-cell>
            <text:p>Marketing</text:p>
          </table:table-cell>
          <table:table-cell>
            <text:p>76000</text:p>
          </table:table-cell>
          <table:table-cell>
            <text:p>2022-08-15</text:p>
          </table:table-cell>
        </table:table-row>
        <table:table-row>
          <table:table-cell>
            <text:p>9</text:p>
          </table:table-cell>
          <table:table-cell>
            <text:p>Iris</text:p>
          </table:table-cell>
          <table:table-cell>
            <text:p>iris@ex.com</text:p>
          </table:table-cell>
          <table:table-cell>
            <text:p>Engineering</text:p>
          </table:table-cell>
          <table:table-cell>
            <text:p>105000</text:p>
          </table:table-cell>
          <table:table-cell>
            <text:p>2020-02-28</text:p>
          </table:table-cell>
        </table:table-row>
        <table:table-row>
          <table:table-cell>
            <text:p>10</text:p>
          </table:table-cell>
          <table:table-cell>
            <text:p>Jack</text:p>
          </table:table-cell>
          <table:table-cell>
            <text:p>jack@ex.com</text:p>
          </table:table-cell>
          <table:table-cell>
            <text:p>Sales</text:p>
          </table:table-cell>
          <table:table-cell>
            <text:p>91000</text:p>
          </table:table-cell>
          <table:table-cell>
            <text:p>2021-12-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